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0B409A523FC7D80258D.png" manifest:media-type="image/png"/>
  <manifest:file-entry manifest:full-path="Pictures/10000201000000A3000001651027A22434AF9437.png" manifest:media-type="image/png"/>
  <manifest:file-entry manifest:full-path="Pictures/100002010000025800000190C8CD12DF871482F0.png" manifest:media-type="image/png"/>
  <manifest:file-entry manifest:full-path="Pictures/10000201000000A300000165142B95BF25813C97.png" manifest:media-type="image/png"/>
  <manifest:file-entry manifest:full-path="Pictures/1000020100000138000001C3DBDF5834FB1217D1.png" manifest:media-type="image/png"/>
  <manifest:file-entry manifest:full-path="Pictures/1000020100000500000004467BE3B127B14079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526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02cm, 0cm, 0cm)" draw:image-opacity="100%" style:mirror="none"/>
    </style:style>
    <style:style style:name="gr5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35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84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92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2.254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93d9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666666" style:font-name="Liberation Mono" fo:font-size="12pt" style:font-size-asian="12pt" style:font-size-complex="12pt"/>
    </style:style>
    <style:style style:name="P4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93d9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563cm" svg:height="2.26cm" svg:x="11.237cm" svg:y="11.69cm">
          <draw:image xlink:href="Pictures/1000020100000138000001C3DBDF5834FB1217D1.png" xlink:type="simple" xlink:show="embed" xlink:actuate="onLoad">
            <text:p/>
          </draw:image>
        </draw:frame>
        <draw:frame draw:style-name="gr2" draw:text-style-name="P1" draw:layer="layout" svg:width="3.936cm" svg:height="3.364cm" svg:x="6cm" svg:y="10.6cm">
          <draw:image xlink:href="Pictures/1000020100000500000004467BE3B127B140798B.png" xlink:type="simple" xlink:show="embed" xlink:actuate="onLoad">
            <text:p/>
          </draw:image>
        </draw:frame>
        <draw:frame draw:style-name="gr2" draw:text-style-name="P1" draw:layer="layout" svg:width="1.494cm" svg:height="3.273cm" svg:x="18cm" svg:y="10.691cm">
          <draw:image xlink:href="Pictures/10000201000000A300000165142B95BF25813C97.png" xlink:type="simple" xlink:show="embed" xlink:actuate="onLoad">
            <text:p/>
          </draw:image>
        </draw:frame>
        <draw:frame draw:style-name="gr2" draw:text-style-name="P1" draw:layer="layout" svg:width="1.494cm" svg:height="3.273cm" svg:x="25.906cm" svg:y="7.127cm">
          <draw:image xlink:href="Pictures/10000201000000A3000001651027A22434AF9437.png" xlink:type="simple" xlink:show="embed" xlink:actuate="onLoad">
            <text:p/>
          </draw:image>
        </draw:frame>
        <draw:frame draw:style-name="gr2" draw:text-style-name="P1" draw:layer="layout" svg:width="1.494cm" svg:height="3.273cm" svg:x="9.8cm" svg:y="10.691cm">
          <draw:image xlink:href="Pictures/10000201000000A3000001651027A22434AF9437.png" xlink:type="simple" xlink:show="embed" xlink:actuate="onLoad">
            <text:p/>
          </draw:image>
        </draw:frame>
        <draw:frame draw:style-name="gr2" draw:text-style-name="P1" draw:layer="layout" svg:width="1.494cm" svg:height="3.273cm" svg:x="25.906cm" svg:y="14.327cm">
          <draw:image xlink:href="Pictures/10000201000000A3000001651027A22434AF9437.png" xlink:type="simple" xlink:show="embed" xlink:actuate="onLoad">
            <text:p/>
          </draw:image>
        </draw:frame>
        <draw:frame draw:style-name="gr3" draw:text-style-name="P2" draw:layer="layout" svg:width="1.526cm" svg:height="0.746cm" svg:x="19.6cm" svg:y="13.2cm">
          <draw:text-box>
            <text:p><text:span text:style-name="T1">.NET</text:span></text:p>
          </draw:text-box>
        </draw:frame>
        <draw:frame draw:style-name="gr4" draw:text-style-name="P1" draw:layer="layout" svg:width="2.399cm" svg:height="1.7cm" svg:x="26.6cm" svg:y="8.7cm">
          <draw:image xlink:href="Pictures/1000020100000168000000B409A523FC7D80258D.png" xlink:type="simple" xlink:show="embed" xlink:actuate="onLoad">
            <text:p/>
          </draw:image>
        </draw:frame>
        <draw:frame draw:style-name="gr1" draw:text-style-name="P1" draw:layer="layout" svg:width="1.5cm" svg:height="1cm" svg:x="27.39cm" svg:y="16.6cm">
          <draw:image xlink:href="Pictures/100002010000025800000190C8CD12DF871482F0.png" xlink:type="simple" xlink:show="embed" xlink:actuate="onLoad">
            <text:p/>
          </draw:image>
        </draw:frame>
        <draw:line draw:style-name="gr5" draw:text-style-name="P1" draw:layer="layout" svg:x1="12.6cm" svg:y1="12.4cm" svg:x2="17.8cm" svg:y2="12.4cm">
          <text:p/>
        </draw:line>
        <draw:line draw:style-name="gr5" draw:text-style-name="P1" draw:layer="layout" svg:x1="19.8cm" svg:y1="12cm" svg:x2="25.8cm" svg:y2="8.6cm">
          <text:p/>
        </draw:line>
        <draw:line draw:style-name="gr5" draw:text-style-name="P1" draw:layer="layout" svg:x1="19.8cm" svg:y1="12.6cm" svg:x2="25.8cm" svg:y2="16cm">
          <text:p/>
        </draw:line>
        <draw:frame draw:style-name="gr6" draw:text-style-name="P3" draw:layer="layout" svg:width="4.189cm" svg:height="0.725cm" svg:x="12.4cm" svg:y="11.767cm">
          <draw:text-box>
            <text:p><text:span text:style-name="T2">bestelleHundefutter</text:span></text:p>
          </draw:text-box>
        </draw:frame>
        <draw:frame draw:style-name="gr7" draw:text-style-name="P3" draw:layer="layout" svg:width="6.098cm" svg:height="0.725cm" draw:transform="rotate (0.516617458590322) translate (19.471cm 11.434cm)">
          <draw:text-box>
            <text:p><text:span text:style-name="T2">erzeugeProduktionsauftrag</text:span></text:p>
          </draw:text-box>
        </draw:frame>
        <draw:frame draw:style-name="gr7" draw:text-style-name="P4" draw:layer="layout" svg:width="6.098cm" svg:height="0.725cm" draw:transform="rotate (-0.516617458590322) translate (20.126cm 12.023cm)">
          <draw:text-box>
            <text:p><text:span text:style-name="T2">beauftrageLieferung</text:span></text:p>
          </draw:text-box>
        </draw:frame>
        <draw:frame draw:style-name="gr8" draw:text-style-name="P5" draw:layer="layout" svg:width="2.635cm" svg:height="0.806cm" svg:x="6.065cm" svg:y="13.9cm">
          <draw:text-box>
            <text:p><text:span text:style-name="T3">Großkunde</text:span></text:p>
          </draw:text-box>
        </draw:frame>
        <draw:frame draw:style-name="gr9" draw:text-style-name="P5" draw:layer="layout" svg:width="2.344cm" svg:height="0.806cm" svg:x="17.6cm" svg:y="13.9cm">
          <draw:text-box>
            <text:p><text:span text:style-name="T3">Händler</text:span></text:p>
          </draw:text-box>
        </draw:frame>
        <draw:frame draw:style-name="gr10" draw:text-style-name="P5" draw:layer="layout" svg:width="2.792cm" svg:height="0.806cm" svg:x="25.234cm" svg:y="10.4cm">
          <draw:text-box>
            <text:p><text:span text:style-name="T3">Hersteller</text:span></text:p>
          </draw:text-box>
        </draw:frame>
        <draw:frame draw:style-name="gr11" draw:text-style-name="P5" draw:layer="layout" svg:width="2.754cm" svg:height="0.806cm" svg:x="25.253cm" svg:y="17.6cm">
          <draw:text-box>
            <text:p><text:span text:style-name="T3">Spedition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04T18:35:58.625699956</dc:date>
    <dc:creator>Dennis Schulmeister-Zimolong</dc:creator>
    <meta:editing-duration>PT23M15S</meta:editing-duration>
    <meta:editing-cycles>9</meta:editing-cycles>
    <meta:generator>LibreOffice/6.0.2.1.0$Linux_X86_64 LibreOffice_project/00m0$Build-1</meta:generator>
    <meta:document-statistic meta:object-count="42"/>
  </office:meta>
</office:document-meta>
</file>